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officeooo:rsid="000c7977" officeooo:paragraph-rsid="000c7977" style:font-size-asian="15.75pt" style:font-size-complex="18pt"/>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c7977" officeooo:paragraph-rsid="000d7a9c"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c7977" officeooo:paragraph-rsid="000c7977"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font-size="14pt" officeooo:rsid="000c7977" officeooo:paragraph-rsid="000c7977" style:font-size-asian="14pt" style:font-size-complex="14pt"/>
    </style:style>
    <style:style style:name="P5" style:family="paragraph" style:parent-style-name="Standard">
      <style:paragraph-properties fo:text-align="center" style:justify-single-word="false"/>
      <style:text-properties fo:font-size="13pt" officeooo:rsid="000c7977" officeooo:paragraph-rsid="000c7977" style:font-size-asian="13pt" style:font-size-complex="13pt"/>
    </style:style>
    <style:style style:name="P6" style:family="paragraph" style:parent-style-name="Standard">
      <style:paragraph-properties fo:text-align="start" style:justify-single-word="false"/>
      <style:text-properties fo:font-size="12pt" officeooo:rsid="000c7977" officeooo:paragraph-rsid="000c7977" style:font-size-asian="10.5pt" style:font-size-complex="12pt"/>
    </style:style>
    <style:style style:name="P7" style:family="paragraph" style:parent-style-name="Standard" style:list-style-name="L1">
      <style:paragraph-properties fo:text-align="start" style:justify-single-word="false"/>
      <style:text-properties fo:font-size="12pt" officeooo:rsid="000d7a9c" officeooo:paragraph-rsid="000d7a9c" style:font-size-asian="10.5pt" style:font-size-complex="12pt"/>
    </style:style>
    <style:style style:name="P8" style:family="paragraph" style:parent-style-name="Standard">
      <style:paragraph-properties fo:text-align="start" style:justify-single-word="false"/>
      <style:text-properties fo:font-size="12pt" fo:font-weight="bold" officeooo:rsid="000c7977" officeooo:paragraph-rsid="000c7977" style:font-size-asian="10.5pt" style:font-weight-asian="bold" style:font-size-complex="12pt" style:font-weight-complex="bold"/>
    </style:style>
    <style:style style:name="P9" style:family="paragraph" style:parent-style-name="Standard" style:list-style-name="L3">
      <style:paragraph-properties fo:text-align="start" style:justify-single-word="false"/>
      <style:text-properties fo:font-size="12pt" fo:font-weight="bold" officeooo:rsid="000d7a9c" officeooo:paragraph-rsid="000d7a9c"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10df62" officeooo:paragraph-rsid="0010df62"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normal" officeooo:rsid="000c7977" officeooo:paragraph-rsid="000d7a9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0c7977" officeooo:paragraph-rsid="000c7977" style:font-size-asian="10.5pt" style:font-weight-asian="normal" style:font-size-complex="12pt" style:font-weight-complex="normal"/>
    </style:style>
    <style:style style:name="P13" style:family="paragraph" style:parent-style-name="Standard" style:list-style-name="L3">
      <style:paragraph-properties fo:text-align="start" style:justify-single-word="false"/>
      <style:text-properties fo:font-size="12pt" fo:font-weight="normal" officeooo:rsid="000c7977" officeooo:paragraph-rsid="000d7a9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0c7977" officeooo:paragraph-rsid="000f44db"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0da8bd" officeooo:paragraph-rsid="000da8b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weight="normal" officeooo:rsid="000da8bd" officeooo:paragraph-rsid="000f44db"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fo:font-size="12pt" fo:font-weight="normal" officeooo:rsid="000da8bd" officeooo:paragraph-rsid="0010df62"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0da8bd" officeooo:paragraph-rsid="00123c2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0da8bd" officeooo:paragraph-rsid="0013730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0df62" officeooo:paragraph-rsid="0010df6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123c2e" officeooo:paragraph-rsid="00123c2e"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officeooo:rsid="000d7a9c" officeooo:paragraph-rsid="000d7a9c" style:font-size-asian="10.5pt" style:font-size-complex="12pt"/>
    </style:style>
    <style:style style:name="P23" style:family="paragraph" style:parent-style-name="Standard" style:list-style-name="L2">
      <style:paragraph-properties fo:text-align="start" style:justify-single-word="false"/>
      <style:text-properties fo:font-size="12pt" style:text-underline-style="none" officeooo:rsid="000d7a9c" officeooo:paragraph-rsid="000d7a9c" style:font-size-asian="10.5pt" style:font-size-complex="12pt"/>
    </style:style>
    <style:style style:name="P24" style:family="paragraph" style:parent-style-name="Standard">
      <style:paragraph-properties fo:text-align="start" style:justify-single-word="false"/>
      <style:text-properties fo:font-size="12pt" style:text-underline-style="none" officeooo:rsid="000d7a9c" officeooo:paragraph-rsid="000d7a9c" style:font-size-asian="10.5pt" style:font-size-complex="12pt"/>
    </style:style>
    <style:style style:name="T1" style:family="text">
      <style:text-properties officeooo:rsid="000d7a9c"/>
    </style:style>
    <style:style style:name="T2" style:family="text">
      <style:text-properties fo:font-weight="bold" style:font-weight-asian="bold" style:font-weight-complex="bold"/>
    </style:style>
    <style:style style:name="T3" style:family="text">
      <style:text-properties fo:font-weight="bold" officeooo:rsid="000d7a9c" style:font-weight-asian="bold" style:font-weight-complex="bold"/>
    </style:style>
    <style:style style:name="T4" style:family="text">
      <style:text-properties fo:font-weight="bold" officeooo:rsid="00123c2e" style:font-weight-asian="bold" style:font-weight-complex="bold"/>
    </style:style>
    <style:style style:name="T5" style:family="text">
      <style:text-properties fo:font-weight="bold" officeooo:rsid="0010df62" style:font-weight-asian="bold" style:font-weight-complex="bold"/>
    </style:style>
    <style:style style:name="T6" style:family="text">
      <style:text-properties fo:font-weight="bold" officeooo:rsid="0013730d" style:font-weight-asian="bold" style:font-weight-complex="bold"/>
    </style:style>
    <style:style style:name="T7" style:family="text">
      <style:text-properties fo:font-weight="bold" officeooo:rsid="000f44db" style:font-weight-asian="bold" style:font-weight-complex="bold"/>
    </style:style>
    <style:style style:name="T8" style:family="text">
      <style:text-properties fo:font-weight="normal"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da8bd"/>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officeooo:rsid="000f44db"/>
    </style:style>
    <style:style style:name="T13" style:family="text">
      <style:text-properties officeooo:rsid="0010df62"/>
    </style:style>
    <style:style style:name="T14" style:family="text">
      <style:text-properties fo:font-size="13pt" style:font-size-asian="13pt" style:font-size-complex="13pt"/>
    </style:style>
    <style:style style:name="T15" style:family="text">
      <style:text-properties officeooo:rsid="00123c2e"/>
    </style:style>
    <style:style style:name="T16" style:family="text">
      <style:text-properties officeooo:rsid="0013730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Project Space Invaders </text:p>
      <text:p text:style-name="P5">Advanced Programming 2019</text:p>
      <text:p text:style-name="P5">Mano Marichal</text:p>
      <text:p text:style-name="P4"/>
      <text:p text:style-name="P3">Introduction:</text:p>
      <text:p text:style-name="P6">This rapport will consist of two sections.</text:p>
      <text:p text:style-name="P6"/>
      <text:p text:style-name="P22"><text:span text:style-name="T14">Glossary</text:span>:</text:p>
      <text:list xml:id="list2051025649" text:style-name="L2">
        <text:list-item>
          <text:p text:style-name="P23">object: an Entity, View and Controller class togheter represent an object.</text:p>
        </text:list-item>
      </text:list>
      <text:p text:style-name="P24"/>
      <text:p text:style-name="P2">MVC:</text:p>
      <text:p text:style-name="P11">The biggest and most important group of objects within the project are the entities, they serve as the actual objects within the game and are divided in subclasses like enemies, projectiles etc. <text:span text:style-name="T1">All entities are implemented using the MVC, which means every entity consists of 3 classes:</text:span></text:p>
      <text:p text:style-name="P11"/>
      <text:list xml:id="list1604239443" text:style-name="L3">
        <text:list-item>
          <text:p text:style-name="P13"><text:span text:style-name="T3">Entit</text:span><text:span text:style-name="T4">ies </text:span><text:span text:style-name="T1">serve as a small database which keeps the information about the object along with some functions to change the data.</text:span></text:p>
        </text:list-item>
        <text:list-item>
          <text:p text:style-name="P13"><text:span text:style-name="T3">View </text:span><text:span text:style-name="T1">are responsible for how the object is drawn on the screen, and can read data from RedAlien, but may not make changes.</text:span></text:p>
        </text:list-item>
        <text:list-item>
          <text:p text:style-name="P9"><text:span text:style-name="T15">Controllers</text:span> <text:span text:style-name="T8">is responsible for giving the object its rules, like when can it move, does it have collision, when does it die and so on.</text:span></text:p>
          <text:p text:style-name="P9"><text:span text:style-name="T8"/></text:p>
        </text:list-item>
      </text:list>
      <text:p text:style-name="P14"><text:span text:style-name="T1">For example lets see how our typical enemy object works, like a green alien. We want green aliens to be simple enemies that periodically fire hostile bullets.</text:span></text:p>
      <text:p text:style-name="P14"/>
      <text:p text:style-name="P14"><text:span text:style-name="T1">First up, we have the GreenAlien class, we see that it inherits from Enemy, which is an Entity (more on inheritance later).</text:span></text:p>
      <text:p text:style-name="P14"/>
      <text:p text:style-name="P15">Like most objects, there is not a lot to talk about, <text:span text:style-name="T2">all entities</text:span> have 2 floats describing their positions, 2 floats describing their size and a <text:span text:style-name="T2">function update which tells the entity to update itself.</text:span> In the GreenAlien constructor we can see that these 4 floats get initialized, x and y through the Entity constructor because all entities need to do this but xSize and ySize are not the same for all Entities so the green alien initializes these himself. In the update function we see that the alien just call the move function, which is defined in Enemy because all enemies move in the same pattern.</text:p>
      <text:p text:style-name="P15"/>
      <text:p text:style-name="P17">Next up is the GreenAlienView class, we can see again that there is almost no code in the files. The View base class has a <text:span text:style-name="T16">f</text:span>unction draw which draws the sprite <text:span text:style-name="T13">and is called every interval. </text:span></text:p>
      <text:p text:style-name="P19"><text:span text:style-name="T5">This means</text:span><text:span text:style-name="T2"> that </text:span><text:span text:style-name="T5">all that </text:span><text:span text:style-name="T2">a derived view needs to do is to define what the view should do when it is notified that a change is registered in the Entity it is attached too.</text:span> </text:p>
      <text:p text:style-name="P19"><text:span text:style-name="T15">This is realized using the </text:span><text:span text:style-name="T4">Observer pattern</text:span><text:span text:style-name="T15">. All views keep a pointer to the Entity to which they are attached and when they get notified they read the change through the pointer. </text:span>For example a purple enemy shrinks when it takes damage, so in PurpleEnemyView::onNotify() we can see it changes the scale of the sprite <text:span text:style-name="T15">based on how damaged the PurpleAlien is</text:span>. </text:p>
      <text:p text:style-name="P18">Most derived views only update the position of their sprite. <text:span text:style-name="T12">Note that </text:span><text:span text:style-name="T7">View::draw() is defined virtual</text:span><text:span text:style-name="T12"> in our base View class, so a derived view can override this. This is for when a view needs to draw multiple sprites, like the lives counter in the top left corner has to do.</text:span></text:p>
      <text:p text:style-name="P16">I will go more into detail about views when we are talking about the Observer pattern.</text:p>
      <text:p text:style-name="P16"/>
      <text:p text:style-name="P20">Lastly, we have te GreenAlienController class, this is the only class where if we want to add an object have to do more than just a few lines of codes like in the previous two. Controllers are what give actual meaning to our objects. The handleEvents function is called each interval and is what is <text:soft-page-break/>where the <text:span text:style-name="T2">rules for the object are defined</text:span>. First we can see in GreenAlienController::handleEvents that when an enemy collides with a standard projectile, it takes 10 damage. Second we can see that the class keeps a stopwatch which tells when to shoot an projectile (and which). Finally, a controller also needs to define when the object should cease to exist, this is why our handleEvents returns a bool. Higher up in the world class when this function returns false, the object (which means in the example our GreenAlien, GreenAlienView and GreenAlienController) will be deleted. In this case we want our enemy to die if his hitpoints go below 0.</text:p>
      <text:p text:style-name="P21">One final thing to note is that controllers keep a <text:span text:style-name="T2">reference to the world in which they exist</text:span>, this is so <text:s/>that when controllers need to create an object, they can tell where to create it. More on object creation/deletion later.</text:p>
      <text:p text:style-name="P20"/>
      <text:p text:style-name="P10"><text:span text:style-name="T11">Conclusion:</text:span></text:p>
      <text:p text:style-name="P21">What this accomplishes is that the game logic (Controllers and Entities) and graphical logic (Views) are <text:span text:style-name="T2">completely seperated</text:span> from each other. When we look at a World object, we can see it keeps 3 seperate vectors with entities, views and controllers, and has 3 functions updateEntities(), drawViews() and handleEvents(). This makes it<text:span text:style-name="T2"> really easy</text:span> to for example change how an object is represented without having to dip into the game logic and vice versa. Another situation where this is useful for when we want to have multiple views for one object, for example the PlayerHudView class draws the lives the player has, but like PlayerShipView, PlayerShip and PlayerShipController are <text:span text:style-name="T2">completely undependent</text:span> on the views.</text:p>
      <text:p text:style-name="P12"><text:span text:style-name="T10"/></text:p>
      <text:p text:style-name="P12"><text:span text:style-name="T10">I</text:span><text:span text:style-name="T9">nheritance:</text:span></text:p>
      <text:p text:style-name="P6">All entities are <text:span text:style-name="T1">derived from a small list of base classes, that we can find in the folder base_classes. T</text:span>hese include the classes Entity, View, Controller, Observer and Subject. <text:span text:style-name="T1">My overall intention was to make it as easy as possible to add entities, which means that I tried to do as much as possible in these base classes. I will now give a short description of each of these classes.</text:span></text:p>
      <text:list xml:id="list884792902" text:style-name="L1">
        <text:list-item>
          <text:p text:style-name="P7">Entity</text:p>
        </text:list-item>
        <text:list-item>
          <text:p text:style-name="P7">View</text:p>
        </text:list-item>
        <text:list-item>
          <text:p text:style-name="P7">Controller</text:p>
        </text:list-item>
        <text:list-item>
          <text:p text:style-name="P7">Subject</text:p>
        </text:list-item>
        <text:list-item>
          <text:p text:style-name="P7">Observer</text:p>
        </text:list-item>
      </text:list>
      <text:p text:style-name="P6"/>
      <text:p text:style-name="P8"/>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6T14:11:33.786449134</meta:creation-date>
    <dc:date>2019-12-26T15:19:37.183996387</dc:date>
    <meta:editing-duration>PT2M9S</meta:editing-duration>
    <meta:editing-cycles>1</meta:editing-cycles>
    <meta:document-statistic meta:table-count="0" meta:image-count="0" meta:object-count="0" meta:page-count="2" meta:paragraph-count="32" meta:word-count="908" meta:character-count="5192" meta:non-whitespace-character-count="4320"/>
    <meta:generator>LibreOffice/6.0.7.3$Linux_X86_64 LibreOffice_project/00m0$Build-3</meta:generator>
  </office:meta>
</office:document-meta>
</file>